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="Square" draw:marker-start-width="0.539cm" draw:marker-end="Arrow" draw:marker-end-width="0.539cm" draw:textarea-vertical-align="middle" fo:padding-top="0.205cm" fo:padding-bottom="0.205cm" fo:padding-left="0.33cm" fo:padding-right="0.33cm"/>
    </style:style>
    <style:style style:name="gr2" style:family="graphic" style:parent-style-name="standard">
      <style:graphic-properties draw:stroke="solid" svg:stroke-width="0.106cm" svg:stroke-color="#000000" draw:marker-start-width="0.358cm" draw:marker-end-width="0.358cm" draw:fill-color="#000000" draw:textarea-horizontal-align="justify" draw:textarea-vertical-align="middle" draw:auto-grow-height="false" fo:min-height="0.258cm" fo:min-width="0cm" fo:padding-top="0.177cm" fo:padding-bottom="0.177cm" fo:padding-left="0.302cm" fo:padding-right="0.302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0.26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5.061cm" fo:min-width="0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1cm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0.517cm" fo:min-width="0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0" style:family="graphic" style:parent-style-name="standard">
      <style:graphic-properties draw:stroke="dash" draw:stroke-dash="Dot" svg:stroke-width="0.159cm" svg:stroke-color="#000000" draw:marker-start="" draw:marker-start-width="0.539cm" draw:marker-end="Arrow" draw:marker-end-width="0.539cm" draw:textarea-vertical-align="middle" fo:padding-top="0.205cm" fo:padding-bottom="0.205cm" fo:padding-left="0.33cm" fo:padding-right="0.3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0.753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width="0.159cm" svg:stroke-color="#000000" draw:marker-start="" draw:marker-start-width="0.539cm" draw:marker-end="Arrow" draw:marker-end-width="0.539cm" draw:textarea-vertical-align="middle" fo:padding-top="0.205cm" fo:padding-bottom="0.205cm" fo:padding-left="0.33cm" fo:padding-right="0.3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3.133cm" fo:min-width="0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4cm"/>
    </style:style>
    <style:style style:name="gr15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5.054cm" fo:min-width="0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2cm"/>
    </style:style>
    <style:style style:name="gr17" style:family="graphic" style:parent-style-name="standard">
      <style:graphic-properties draw:stroke="dash" draw:stroke-dash="Dot" svg:stroke-width="0.106cm" svg:stroke-color="#000000" draw:marker-start-width="0.358cm" draw:marker-end-width="0.358cm" draw:fill-color="#ffffff" draw:textarea-horizontal-align="justify" draw:textarea-vertical-align="middle" draw:auto-grow-height="false" fo:min-height="0.366cm" fo:min-width="0.077cm" fo:padding-top="0.177cm" fo:padding-bottom="0.177cm" fo:padding-left="0.302cm" fo:padding-right="0.302cm"/>
    </style:style>
    <style:style style:name="gr18" style:family="graphic" style:parent-style-name="standard">
      <style:graphic-properties draw:stroke="solid" draw:stroke-dash="Dot" svg:stroke-width="0.106cm" svg:stroke-color="#000000" draw:marker-start-width="0.358cm" draw:marker-end-width="0.358cm" draw:fill-color="#000000" draw:textarea-horizontal-align="justify" draw:textarea-vertical-align="middle" draw:auto-grow-height="false" fo:min-height="0.366cm" fo:min-width="0.077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3.793cm" svg:y1="7.477cm" svg:x2="19.743cm" svg:y2="7.477cm">
          <text:p/>
        </draw:line>
        <draw:custom-shape draw:style-name="gr2" draw:text-style-name="P2" draw:layer="layout" svg:width="0.762cm" svg:height="0.864cm" svg:x="9.339cm" svg:y="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3.54cm" svg:y="7.09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768cm" svg:y1="7.477cm" svg:x2="11.768cm" svg:y2="7.477cm" draw:start-shape="id1" draw:end-shape="id1" svg:d="M11768 7477z" svg:viewBox="0 0 1 1">
          <text:p/>
        </draw:connector>
        <draw:custom-shape draw:style-name="gr5" draw:text-style-name="P3" draw:layer="layout" svg:width="0.94cm" svg:height="5.715cm" draw:transform="rotate (1.5707963267949) translate (4.048cm 9.13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4" draw:layer="layout" svg:width="5.971cm" svg:height="0.962cm" svg:x="3.907cm" svg:y="9.19cm">
          <draw:text-box>
            <text:p><text:span text:style-name="T1">Oculomotor Delay</text:span></text:p>
          </draw:text-box>
        </draw:frame>
        <draw:custom-shape draw:style-name="gr7" draw:text-style-name="P3" draw:layer="layout" svg:width="0.787cm" svg:height="0.919cm" draw:transform="rotate (-1.5707963267949) translate (4.386cm 6.09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4" draw:layer="layout" svg:width="5.527cm" svg:height="0.962cm" svg:x="1.108cm" svg:y="5.19cm">
          <draw:text-box>
            <text:p><text:span text:style-name="T1">Cognitive Action</text:span></text:p>
          </draw:text-box>
        </draw:frame>
        <draw:custom-shape draw:style-name="gr7" draw:text-style-name="P3" draw:layer="layout" svg:width="0.787cm" svg:height="0.919cm" draw:transform="rotate (-1.5707963267949) translate (10.186cm 6.09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4" draw:layer="layout" svg:width="3.072cm" svg:height="0.962cm" svg:x="8.309cm" svg:y="5.19cm">
          <draw:text-box>
            <text:p><text:span text:style-name="T1">Saccade</text:span></text:p>
          </draw:text-box>
        </draw:frame>
        <draw:line draw:style-name="gr10" draw:text-style-name="P1" xml:id="id2" draw:id="id2" draw:layer="layout" svg:x1="3.794cm" svg:y1="13.177cm" svg:x2="19.744cm" svg:y2="13.177cm">
          <text:p/>
        </draw:line>
        <draw:custom-shape draw:style-name="gr2" draw:text-style-name="P2" draw:layer="layout" svg:width="0.659cm" svg:height="0.864cm" svg:x="3.54cm" svg:y="12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769cm" svg:y1="13.177cm" svg:x2="11.769cm" svg:y2="13.177cm" draw:start-shape="id2" draw:end-shape="id2" svg:d="M11769 13177z" svg:viewBox="0 0 1 1">
          <text:p/>
        </draw:connector>
        <draw:custom-shape draw:style-name="gr11" draw:text-style-name="P3" draw:layer="layout" svg:width="0.787cm" svg:height="1.169cm" draw:transform="rotate (1.5707963267949) translate (3.287cm 14.6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4" draw:layer="layout" svg:width="3.072cm" svg:height="0.962cm" svg:x="2.397cm" svg:y="14.516cm">
          <draw:text-box>
            <text:p><text:span text:style-name="T1">Saccade</text:span></text:p>
          </draw:text-box>
        </draw:frame>
        <draw:line draw:style-name="gr12" draw:text-style-name="P1" xml:id="id3" draw:id="id3" draw:layer="layout" svg:x1="3.795cm" svg:y1="16.951cm" svg:x2="19.745cm" svg:y2="16.951cm">
          <text:p/>
        </draw:line>
        <draw:connector draw:style-name="gr4" draw:text-style-name="P1" draw:layer="layout" svg:x1="11.77cm" svg:y1="16.951cm" svg:x2="11.77cm" svg:y2="16.951cm" draw:start-shape="id3" draw:end-shape="id3" svg:d="M11770 16951z" svg:viewBox="0 0 1 1">
          <text:p/>
        </draw:connector>
        <draw:custom-shape draw:style-name="gr13" draw:text-style-name="P3" draw:layer="layout" svg:width="0.94cm" svg:height="14.231cm" draw:transform="rotate (1.5707963267949) translate (4.55cm 18.60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4" draw:layer="layout" svg:width="2.94cm" svg:height="0.962cm" svg:x="10.209cm" svg:y="18.664cm">
          <draw:text-box>
            <text:p><text:span text:style-name="T1">Fixation</text:span></text:p>
          </draw:text-box>
        </draw:frame>
        <draw:line draw:style-name="gr12" draw:text-style-name="P1" xml:id="id4" draw:id="id4" draw:layer="layout" svg:x1="3.795cm" svg:y1="20.751cm" svg:x2="19.745cm" svg:y2="20.751cm">
          <text:p/>
        </draw:line>
        <draw:connector draw:style-name="gr4" draw:text-style-name="P1" draw:layer="layout" svg:x1="11.77cm" svg:y1="20.751cm" svg:x2="11.77cm" svg:y2="20.751cm" draw:start-shape="id4" draw:end-shape="id4" svg:d="M11770 20751z" svg:viewBox="0 0 1 1">
          <text:p/>
        </draw:connector>
        <draw:custom-shape draw:style-name="gr15" draw:text-style-name="P3" draw:layer="layout" svg:width="0.94cm" svg:height="16.256cm" draw:transform="rotate (1.5707963267949) translate (3.413cm 22.40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4" draw:layer="layout" svg:width="2.022cm" svg:height="0.962cm" svg:x="10.509cm" svg:y="22.464cm">
          <draw:text-box>
            <text:p><text:span text:style-name="T1">Look</text:span></text:p>
          </draw:text-box>
        </draw:frame>
        <draw:custom-shape draw:style-name="gr2" draw:text-style-name="P2" draw:layer="layout" svg:width="0.762cm" svg:height="0.864cm" svg:x="3.54cm" svg:y="1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961cm" svg:height="1.016cm" svg:x="3.441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864cm" svg:x="3.541cm" svg:y="20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961cm" svg:height="1.016cm" svg:x="3.441cm" svg:y="12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961cm" svg:height="1.016cm" svg:x="3.441cm" svg:y="20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509cm" svg:y1="3.883cm" svg:x2="19.743cm" svg:y2="3.878cm">
          <text:p/>
        </draw:line>
        <draw:custom-shape draw:style-name="gr2" draw:text-style-name="P2" draw:layer="layout" svg:width="0.762cm" svg:height="0.864cm" svg:x="9.339cm" svg:y="3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787cm" svg:height="0.919cm" draw:transform="rotate (-1.5707963267949) translate (10.186cm 4.492cm)">
          <text:p/>
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2.111cm" fo:margin-bottom="4.386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lin </meta:initial-creator>
    <meta:creation-date>2022-06-24T13:21:20.753653138</meta:creation-date>
    <dc:date>2022-11-22T15:25:59.255852090</dc:date>
    <meta:editing-duration>PT58M33S</meta:editing-duration>
    <meta:editing-cycles>6</meta:editing-cycles>
    <meta:generator>LibreOffice/6.0.7.3$Linux_X86_64 LibreOffice_project/00m0$Build-3</meta:generator>
    <meta:document-statistic meta:object-count="31"/>
  </office:meta>
</office:document-meta>
</file>